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f58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mport and export</text:h>
      <text:p text:style-name="Standard">imp→ <text:tab/>imports entire module import fs from 'fs';</text:p>
      <text:p text:style-name="Standard">imn→ <text:tab/>imports entire module without module name import 'animate.css'</text:p>
      <text:p text:style-name="Standard">imd→ <text:tab/>imports only a portion of the module using destructing import {rename} from 'fs';</text:p>
      <text:p text:style-name="Standard">ime→ <text:tab/>imports everything as alias from the module import * as localAlias from 'fs';</text:p>
      <text:p text:style-name="Standard">ima→ <text:tab/>imports only a portion of the module as alias import { rename as localRename } from 'fs';</text:p>
      <text:p text:style-name="Standard">rqr→ <text:tab/>require package require('');</text:p>
      <text:p text:style-name="Standard">mde→ <text:tab/>default module.exports module.exports = {};</text:p>
      <text:p text:style-name="Standard">enf→ <text:tab/>exports name function export const log = (parameter) =&gt; { console.log(parameter);};</text:p>
      <text:p text:style-name="Standard">edf→ <text:tab/>exports default function export default (parameter) =&gt; { console.log(parameter);};</text:p>
      <text:p text:style-name="Standard">ecl→ <text:tab/>exports default class export default class Calculator { };</text:p>
      <text:p text:style-name="Standard">ece→ <text:tab/>exports default class by extending a base one export default class Calculator extends BaseClass { };</text:p>
      <text:p text:style-name="Standard"/>
      <text:h text:style-name="Heading_20_3" text:outline-level="3">Class helpers</text:h>
      <text:p text:style-name="Standard">con→ <text:tab/>adds default constructor in the class constructor() {}</text:p>
      <text:p text:style-name="Standard">met→ <text:tab/>creates a method inside a class add() {}</text:p>
      <text:p text:style-name="Standard">pge→ <text:tab/>creates a getter property get propertyName() {return value;}</text:p>
      <text:p text:style-name="Standard">pse→ <text:tab/>creates a setter property set propertyName(value) {}</text:p>
      <text:p text:style-name="Standard"/>
      <text:h text:style-name="P1" text:outline-level="3">Various methods</text:h>
      <text:p text:style-name="Standard">fre→ <text:tab/>forEach loop in ES6 syntax array.forEach(currentItem =&gt; {})</text:p>
      <text:p text:style-name="Standard">fof→ <text:tab/>for ... of loop for(const item of object) {}</text:p>
      <text:p text:style-name="Standard">fin→ <text:tab/>for ... in loop for(const item in object) {}</text:p>
      <text:p text:style-name="Standard">anfn→ <text:tab/>creates an anonymous function (params) =&gt; {}</text:p>
      <text:p text:style-name="Standard">nfn→ <text:tab/>creates a named function const add = (params) =&gt; {}</text:p>
      <text:p text:style-name="Standard">dob→ <text:tab/>destructing object syntax const {rename} = fs</text:p>
      <text:p text:style-name="Standard">dar→ <text:tab/>destructing array syntax const [first, second] = [1,2]</text:p>
      <text:p text:style-name="Standard">sti→ <text:tab/>set interval helper method setInterval(() =&gt; {});</text:p>
      <text:p text:style-name="Standard">sto→ <text:tab/>set timeout helper method setTimeout(() =&gt; {});</text:p>
      <text:p text:style-name="Standard">prom→ <text:tab/>creates a new Promise return new Promise((resolve, reject) =&gt; {});</text:p>
      <text:p text:style-name="Standard">thenc→ <text:tab/>adds then and catch declaration to a promise .then((res) =&gt; {).catch((err) =&gt; {});</text:p>
      <text:p text:style-name="Standard"/>
      <text:p text:style-name="Standard"/>
      <text:h text:style-name="Heading_20_3" text:outline-level="3">Console methods</text:h>
      <text:p text:style-name="Standard">cas→ <text:tab/>console alert method console.assert(expression, object)</text:p>
      <text:p text:style-name="Standard">ccl→ <text:tab/>console clear console.clear()</text:p>
      <text:p text:style-name="Standard">cco→ <text:tab/>console count console.count(label)</text:p>
      <text:p text:style-name="Standard">cdi→ <text:tab/>console dir console.dir</text:p>
      <text:p text:style-name="Standard">cer→ <text:tab/>console error console.error(object)</text:p>
      <text:p text:style-name="Standard">cgr→ <text:tab/>console group console.group(label)</text:p>
      <text:p text:style-name="Standard">cge→ <text:tab/>console groupEnd console.groupEnd()</text:p>
      <text:p text:style-name="Standard">clg→ <text:tab/>console log console.log(object)</text:p>
      <text:p text:style-name="Standard">clo→ <text:tab/>console log object with name console.log('object :', object);</text:p>
      <text:p text:style-name="Standard">ctr→ <text:tab/>console trace console.trace(object)</text:p>
      <text:p text:style-name="Standard">cwa→ <text:tab/>console warn console.warn</text:p>
      <text:p text:style-name="Standard">cin→ <text:tab/>console info console.info</text:p>
      <text:p text:style-name="Standard">clt→ <text:tab/>console table console.table</text:p>
      <text:p text:style-name="Standard">cti→ <text:tab/>console time console.time</text:p>
      <text:p text:style-name="Standard">cte→ <text:tab/>console timeEnd console.time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1:41:27.982000000</meta:creation-date>
    <meta:generator>LibreOffice/6.2.5.2$Windows_X86_64 LibreOffice_project/1ec314fa52f458adc18c4f025c545a4e8b22c159</meta:generator>
    <dc:date>2020-01-15T01:45:04.794000000</dc:date>
    <meta:editing-duration>PT3M36S</meta:editing-duration>
    <meta:editing-cycles>3</meta:editing-cycles>
    <meta:document-statistic meta:table-count="0" meta:image-count="0" meta:object-count="0" meta:page-count="1" meta:paragraph-count="45" meta:word-count="339" meta:character-count="2351" meta:non-whitespace-character-count="2016"/>
  </office:meta>
</office:document-meta>
</file>